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Altura</text:p>
          </table:table-cell>
          <table:table-cell table:formula="of:=(16-2)/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Pendiente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Peso especifico</text:p>
          </table:table-cell>
          <table:table-cell table:formula="of:=21-14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ohesion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Friccion</text:p>
          </table:table-cell>
          <table:table-cell office:value-type="float" office:value="8">
            <text:p>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PRODUCT([.B2:.B6])" office:value-type="float" office:value="73304">
            <text:p>73304</text:p>
          </table:table-cell>
          <table:table-cell office:value-type="string">
            <text:p>cálculo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sg/calcul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</text:p>
          </table:table-cell>
          <table:table-cell table:formula="of:=[.B9]*[.B10]" office:value-type="float" office:value="733040">
            <text:p>733040</text:p>
          </table:table-cell>
          <table:table-cell office:value-type="string">
            <text:p>sg </text:p>
          </table:table-cell>
        </table:table-row>
        <table:table-row table:style-name="ro1">
          <table:table-cell/>
          <table:table-cell table:style-name="ce1" table:formula="of:=[.B12]/60" office:value-type="float" office:value="12217.3333333333">
            <text:p>12217,33</text:p>
          </table:table-cell>
          <table:table-cell office:value-type="string">
            <text:p>min</text:p>
          </table:table-cell>
        </table:table-row>
        <table:table-row table:style-name="ro1">
          <table:table-cell/>
          <table:table-cell table:style-name="ce1" table:formula="of:=[.B13]/60" office:value-type="float" office:value="203.622222222222">
            <text:p>203,62</text:p>
          </table:table-cell>
          <table:table-cell office:value-type="string">
            <text:p>horas</text:p>
          </table:table-cell>
        </table:table-row>
        <table:table-row table:style-name="ro1">
          <table:table-cell/>
          <table:table-cell table:style-name="ce1" table:formula="of:=[.B14]/24" office:value-type="float" office:value="8.48425925925926">
            <text:p>8,48</text:p>
          </table:table-cell>
          <table:table-cell office:value-type="string">
            <text:p>dí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03">
      <number:number number:decimal-places="9" number:min-integer-digits="1"/>
    </number:number-style>
    <number:number-style style:name="N104">
      <number:number number:decimal-places="8" number:min-integer-digits="1"/>
    </number:number-style>
    <number:number-style style:name="N105">
      <number:number number:decimal-places="7"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5">15/04/2025</text:date>, <text:time>22:45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9T14:29:39.187587709</meta:creation-date>
    <dc:date>2025-04-15T22:45:45</dc:date>
    <meta:editing-duration>PT7M29S</meta:editing-duration>
    <meta:editing-cycles>2</meta:editing-cycles>
    <meta:generator>OpenOffice/4.1.15$Unix OpenOffice.org_project/4115m2$Build-9813</meta:generator>
    <dc:creator>John  Connor</dc:creator>
    <meta:document-statistic meta:table-count="1" meta:cell-count="23" meta:object-count="0"/>
  </office:meta>
</office:document-meta>
</file>